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Courier1" svg:font-family="Courier, 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2.124cm" style:rel-column-width="1204*"/>
    </style:style>
    <style:style style:name="Tableau2.B" style:family="table-column">
      <style:table-column-properties style:column-width="2.78cm" style:rel-column-width="1576*"/>
    </style:style>
    <style:style style:name="Tableau2.C" style:family="table-column">
      <style:table-column-properties style:column-width="2.348cm" style:rel-column-width="1331*"/>
    </style:style>
    <style:style style:name="Tableau2.D" style:family="table-column">
      <style:table-column-properties style:column-width="1.289cm" style:rel-column-width="731*"/>
    </style:style>
    <style:style style:name="Tableau2.E" style:family="table-column">
      <style:table-column-properties style:column-width="0.984cm" style:rel-column-width="558*"/>
    </style:style>
    <style:style style:name="Tableau2.F" style:family="table-column">
      <style:table-column-properties style:column-width="1.642cm" style:rel-column-width="931*"/>
    </style:style>
    <style:style style:name="Tableau2.H" style:family="table-column">
      <style:table-column-properties style:column-width="4.544cm" style:rel-column-width="257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2.124cm" style:rel-column-width="1204*"/>
    </style:style>
    <style:style style:name="Tableau4.B" style:family="table-column">
      <style:table-column-properties style:column-width="2.78cm" style:rel-column-width="1576*"/>
    </style:style>
    <style:style style:name="Tableau4.C" style:family="table-column">
      <style:table-column-properties style:column-width="2.348cm" style:rel-column-width="1331*"/>
    </style:style>
    <style:style style:name="Tableau4.D" style:family="table-column">
      <style:table-column-properties style:column-width="1.289cm" style:rel-column-width="731*"/>
    </style:style>
    <style:style style:name="Tableau4.E" style:family="table-column">
      <style:table-column-properties style:column-width="0.984cm" style:rel-column-width="558*"/>
    </style:style>
    <style:style style:name="Tableau4.F" style:family="table-column">
      <style:table-column-properties style:column-width="1.642cm" style:rel-column-width="931*"/>
    </style:style>
    <style:style style:name="Tableau4.H" style:family="table-column">
      <style:table-column-properties style:column-width="4.544cm" style:rel-column-width="257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2.124cm" style:rel-column-width="1204*"/>
    </style:style>
    <style:style style:name="Tableau1.B" style:family="table-column">
      <style:table-column-properties style:column-width="3.38cm" style:rel-column-width="1916*"/>
    </style:style>
    <style:style style:name="Tableau1.C" style:family="table-column">
      <style:table-column-properties style:column-width="2.505cm" style:rel-column-width="1420*"/>
    </style:style>
    <style:style style:name="Tableau1.D" style:family="table-column">
      <style:table-column-properties style:column-width="1.376cm" style:rel-column-width="780*"/>
    </style:style>
    <style:style style:name="Tableau1.E" style:family="table-column">
      <style:table-column-properties style:column-width="1.729cm" style:rel-column-width="980*"/>
    </style:style>
    <style:style style:name="Tableau1.F" style:family="table-column">
      <style:table-column-properties style:column-width="1.799cm" style:rel-column-width="1020*"/>
    </style:style>
    <style:style style:name="Tableau1.G" style:family="table-column">
      <style:table-column-properties style:column-width="1.305cm" style:rel-column-width="740*"/>
    </style:style>
    <style:style style:name="Tableau1.H" style:family="table-column">
      <style:table-column-properties style:column-width="2.783cm" style:rel-column-width="157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608d"/>
    </style:style>
    <style:style style:name="P2" style:family="paragraph" style:parent-style-name="Standard">
      <style:text-properties officeooo:paragraph-rsid="00104428"/>
    </style:style>
    <style:style style:name="P3" style:family="paragraph" style:parent-style-name="Standard">
      <style:paragraph-properties fo:break-before="page"/>
      <style:text-properties officeooo:paragraph-rsid="00104428"/>
    </style:style>
    <style:style style:name="P4" style:family="paragraph" style:parent-style-name="Table_20_Contents">
      <style:text-properties officeooo:rsid="000a608d" officeooo:paragraph-rsid="000a608d"/>
    </style:style>
    <style:style style:name="P5" style:family="paragraph" style:parent-style-name="Table_20_Contents">
      <style:text-properties officeooo:rsid="000a608d" officeooo:paragraph-rsid="000d58fa"/>
    </style:style>
    <style:style style:name="P6" style:family="paragraph" style:parent-style-name="Table_20_Contents">
      <style:text-properties officeooo:rsid="000a608d" officeooo:paragraph-rsid="00104428"/>
    </style:style>
    <style:style style:name="P7" style:family="paragraph" style:parent-style-name="Table_20_Contents">
      <style:text-properties officeooo:paragraph-rsid="000a608d"/>
    </style:style>
    <style:style style:name="P8" style:family="paragraph" style:parent-style-name="Table_20_Contents">
      <style:text-properties officeooo:rsid="000b153e" officeooo:paragraph-rsid="000b153e"/>
    </style:style>
    <style:style style:name="P9" style:family="paragraph" style:parent-style-name="Table_20_Contents">
      <style:text-properties officeooo:rsid="000c4122" officeooo:paragraph-rsid="000c4122"/>
    </style:style>
    <style:style style:name="P10" style:family="paragraph" style:parent-style-name="Table_20_Contents">
      <style:text-properties officeooo:rsid="000c4122" officeooo:paragraph-rsid="00104428"/>
    </style:style>
    <style:style style:name="P11" style:family="paragraph" style:parent-style-name="Table_20_Contents">
      <style:text-properties officeooo:rsid="000d3a7b" officeooo:paragraph-rsid="000d3a7b"/>
    </style:style>
    <style:style style:name="P12" style:family="paragraph" style:parent-style-name="Table_20_Contents">
      <style:text-properties officeooo:rsid="000d3a7b" officeooo:paragraph-rsid="00104428"/>
    </style:style>
    <style:style style:name="P13" style:family="paragraph" style:parent-style-name="Table_20_Contents">
      <style:text-properties officeooo:paragraph-rsid="000d58fa"/>
    </style:style>
    <style:style style:name="P14" style:family="paragraph" style:parent-style-name="Table_20_Contents">
      <style:text-properties officeooo:paragraph-rsid="00104428"/>
    </style:style>
    <style:style style:name="P15" style:family="paragraph" style:parent-style-name="Table_20_Contents">
      <style:text-properties officeooo:rsid="0011a977" officeooo:paragraph-rsid="0011a977"/>
    </style:style>
    <style:style style:name="P16" style:family="paragraph" style:parent-style-name="Table_20_Contents">
      <style:text-properties officeooo:rsid="0013423c" officeooo:paragraph-rsid="0013423c"/>
    </style:style>
    <style:style style:name="P17" style:family="paragraph" style:parent-style-name="Table_20_Contents">
      <style:text-properties officeooo:rsid="0013423c" officeooo:paragraph-rsid="00153d17"/>
    </style:style>
    <style:style style:name="P18" style:family="paragraph" style:parent-style-name="Table_20_Contents">
      <style:text-properties officeooo:rsid="00153d17" officeooo:paragraph-rsid="00153d17"/>
    </style:style>
    <style:style style:name="P19" style:family="paragraph" style:parent-style-name="Table_20_Contents">
      <style:text-properties officeooo:rsid="0015c47c" officeooo:paragraph-rsid="0015c47c"/>
    </style:style>
    <style:style style:name="P20" style:family="paragraph" style:parent-style-name="Table_20_Contents">
      <style:text-properties officeooo:rsid="0015c47c" officeooo:paragraph-rsid="00164d58"/>
    </style:style>
    <style:style style:name="P21" style:family="paragraph">
      <style:paragraph-properties fo:margin-left="0cm" fo:margin-right="0cm" fo:margin-top="0cm" fo:margin-bottom="0cm" fo:text-align="center" fo:text-indent="0cm"/>
      <style:text-properties fo:color="#000000" style:font-name="Liberation Serif" fo:font-size="12pt" fo:font-weight="bold" style:font-size-asian="12pt" style:font-weight-asian="bold" style:font-name-complex="Courier1" style:font-size-complex="12pt" style:font-weight-complex="bold"/>
    </style:style>
    <style:style style:name="P22" style:family="paragraph">
      <style:paragraph-properties fo:margin-left="0cm" fo:margin-right="0cm" fo:margin-top="0cm" fo:margin-bottom="0cm" fo:text-indent="0cm"/>
      <style:text-properties fo:color="#000000" style:font-name="Liberation Serif" fo:font-size="12pt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text-align="center" fo:text-indent="0cm"/>
      <style:text-properties fo:color="#000000" style:font-name="Liberation Serif" fo:font-size="12pt" fo:font-weight="bold" style:font-size-asian="12pt" style:font-weight-asian="bold" style:font-name-complex="Courier1" style:font-size-complex="12pt" style:font-weight-complex="bold"/>
    </style:style>
    <style:style style:name="P24" style:family="paragraph">
      <style:text-properties fo:color="#000000" style:font-name="Liberation Serif" fo:font-size="12pt" fo:font-style="italic" style:font-size-asian="12pt" style:font-style-asian="italic" style:font-name-complex="Courier1" style:font-size-complex="12pt" style:font-style-complex="italic"/>
    </style:style>
    <style:style style:name="P25" style:family="paragraph">
      <style:text-properties style:font-name="Liberation Serif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000000" style:font-name="Liberation Serif" fo:font-size="12pt" fo:font-style="italic" style:font-size-asian="12pt" style:font-style-asian="italic" style:font-name-complex="Courier1" style:font-size-complex="12pt" style:font-style-complex="italic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b153e"/>
    </style:style>
    <style:style style:name="T2" style:family="text">
      <style:text-properties officeooo:rsid="0011a977"/>
    </style:style>
    <style:style style:name="T3" style:family="text">
      <style:text-properties officeooo:rsid="0013423c"/>
    </style:style>
    <style:style style:name="T4" style:family="text">
      <style:text-properties officeooo:rsid="00153d17"/>
    </style:style>
    <style:style style:name="T5" style:family="text">
      <style:text-properties officeooo:rsid="00164d58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style:font-size-asian="12pt" style:font-name-complex="Courier1" style:font-size-complex="12pt"/>
    </style:style>
    <style:style style:name="T8" style:family="text">
      <style:text-properties fo:color="#000000" style:font-name="Liberation Serif" fo:font-size="12pt" fo:font-weight="bold" style:font-size-asian="12pt" style:font-weight-asian="bold" style:font-name-complex="Courier1" style:font-size-complex="12pt" style:font-weight-complex="bold"/>
    </style:style>
    <style:style style:name="T9" style:family="text">
      <style:text-properties fo:color="#000000" style:font-name="Liberation Serif" fo:font-size="12pt" style:font-size-asian="12pt" style:font-size-complex="12pt"/>
    </style:style>
    <style:style style:name="T10" style:family="text">
      <style:text-properties fo:color="#000000" style:font-name="Liberation Serif" fo:font-size="12pt" fo:font-style="italic" style:font-size-asian="12pt" style:font-style-asian="italic" style:font-name-complex="Courier1" style:font-size-complex="12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72bf44"/>
    </style:style>
    <style:style style:name="gr1" style:family="graphic">
      <style:graphic-properties draw:stroke="solid" svg:stroke-color="#000000" draw:fill="none" draw:fill-color="#ffffff" fo:min-height="5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6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8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4.5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5.9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fo:min-height="5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10.1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none" draw:fill-color="#ffffff" fo:min-height="5.1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D"/>
        <table:table-column table:style-name="Tableau4.H"/>
        <table:table-row>
          <table:table-cell table:style-name="Tableau4.A1" office:value-type="string">
            <text:p text:style-name="P5">Adresse</text:p>
            <text:p text:style-name="P5">instruction et/ou label</text:p>
          </table:table-cell>
          <table:table-cell table:style-name="Tableau4.A1" office:value-type="string">
            <text:p text:style-name="P5">Résultat <text:s/><text:line-break/> <text:s text:c="155"/>Ligne</text:p>
          </table:table-cell>
          <table:table-cell table:style-name="Tableau4.A1" office:value-type="string">
            <text:p text:style-name="P5">Mémoire</text:p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5">Registre</text:p>
          </table:table-cell>
          <table:table-cell table:style-name="Tableau4.A1" office:value-type="string">
            <text:p text:style-name="P13"/>
          </table:table-cell>
          <table:table-cell table:style-name="Tableau4.H1" office:value-type="string">
            <text:p text:style-name="P5">Référence de saut (label et adresse)</text:p>
          </table:table-cell>
        </table:table-row>
        <table:table-row>
          <table:table-cell table:style-name="Tableau4.A2" table:number-rows-spanned="4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5">adresse</text:p>
          </table:table-cell>
          <table:table-cell table:style-name="Tableau4.A2" office:value-type="string">
            <text:p text:style-name="P5">valeur</text:p>
          </table:table-cell>
          <table:table-cell table:style-name="Tableau4.A2" office:value-type="string">
            <text:p text:style-name="P5">nom</text:p>
          </table:table-cell>
          <table:table-cell table:style-name="Tableau4.A2" office:value-type="string">
            <text:p text:style-name="P5">Numéro</text:p>
          </table:table-cell>
          <table:table-cell table:style-name="Tableau4.A2" office:value-type="string">
            <text:p text:style-name="P5">valeur</text:p>
          </table:table-cell>
          <table:table-cell table:style-name="Tableau4.H2" office:value-type="string">
            <text:p text:style-name="P13"/>
          </table:table-cell>
        </table:table-row>
        <table:table-row>
          <table:covered-table-cell/>
          <table:table-cell table:style-name="Tableau4.A2" office:value-type="string">
            <text:p text:style-name="P5">Initialisation (.data ou set values)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H2" office:value-type="string">
            <text:p text:style-name="P13"/>
          </table:table-cell>
        </table:table-row>
        <table:table-row>
          <table:covered-table-cell/>
          <table:table-cell table:style-name="Tableau4.A2" office:value-type="string">
            <text:p text:style-name="P5">a : .word 30</text:p>
          </table:table-cell>
          <table:table-cell table:style-name="Tableau4.A2" office:value-type="string">
            <text:p text:style-name="P5">0x10000000</text:p>
          </table:table-cell>
          <table:table-cell table:style-name="Tableau4.A2" office:value-type="string">
            <text:p text:style-name="P5">1E</text:p>
          </table:table-cell>
          <table:table-cell table:style-name="Tableau4.A2" office:value-type="string">
            <text:p text:style-name="P5">a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H2" office:value-type="string">
            <text:p text:style-name="P13"/>
          </table:table-cell>
        </table:table-row>
        <table:table-row>
          <table:covered-table-cell/>
          <table:table-cell table:style-name="Tableau4.A2" office:value-type="string">
            <text:p text:style-name="P5"><text:span text:style-name="T1">x</text:span> : .space 4</text:p>
          </table:table-cell>
          <table:table-cell table:style-name="Tableau4.A2" office:value-type="string">
            <text:p text:style-name="P5">0x10000004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5">x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H2" office:value-type="string">
            <text:p text:style-name="P13"/>
          </table:table-cell>
        </table:table-row>
        <table:table-row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5">Code (.text)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H2" office:value-type="string">
            <text:p text:style-name="P13"/>
          </table:table-cell>
        </table:table-row>
        <table:table-row>
          <table:table-cell table:style-name="Tableau4.A2" office:value-type="string">
            <text:p text:style-name="P5">0x400000</text:p>
          </table:table-cell>
          <table:table-cell table:style-name="Tableau4.A2" office:value-type="string">
            <text:p text:style-name="P5">lw $2,a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5">$2</text:p>
          </table:table-cell>
          <table:table-cell table:style-name="Tableau4.A2" office:value-type="string">
            <text:p text:style-name="P5">1E</text:p>
          </table:table-cell>
          <table:table-cell table:style-name="Tableau4.H2" office:value-type="string">
            <text:p text:style-name="P13"/>
          </table:table-cell>
        </table:table-row>
        <table:table-row>
          <table:table-cell table:style-name="Tableau4.A2" office:value-type="string">
            <text:p text:style-name="P5"><draw:frame text:anchor-type="paragraph" draw:z-index="3" draw:name="Forme4" draw:style-name="gr4" draw:text-style-name="P27" svg:width="4.622cm" svg:height="5.358cm" svg:x="0.342cm" svg:y="2.14cm"><draw:text-box><text:p><text:tab/>.data 0x10000000</text:p><text:p>a : .word 30</text:p><text:p>x : .space 4</text:p><text:p/><text:p><text:tab/>.text</text:p><text:p><text:tab/>.globl __start</text:p><text:p/><text:p>__start:</text:p><text:p><text:tab/>lw $2,a</text:p><text:p><text:tab/>sw $2,x</text:p><text:p/></draw:text-box></draw:frame><draw:frame text:anchor-type="paragraph" draw:z-index="4" draw:name="Forme5" draw:style-name="gr5" draw:text-style-name="P29" svg:width="12.736cm" svg:height="4.384cm" svg:x="5.316cm" svg:y="2.069cm"><draw:text-box><text:p text:style-name="P28"><text:span text:style-name="T11">User Text Segment [00400000]..[00440000]</text:span></text:p><text:p>[00400000] 3c011000 <text:span text:style-name="T11"><text:s/>lui $1, 4096 </text:span><text:s text:c="11"/><text:span text:style-name="T12"><text:s/>; 106: lw $2,a </text:span></text:p><text:p>[00400004] 8c220000 <text:span text:style-name="T11"><text:s/>lw $2, 0($1) <text:s/></text:span><text:s text:c="11"/></text:p><text:p>[00400008] 3c011000 <text:span text:style-name="T11"><text:s/>lui $1, 4096 <text:s/></text:span><text:s text:c="10"/><text:span text:style-name="T12"><text:s/>; 107: sw $2,x </text:span></text:p><text:p>[0040000c] ac220004 <text:span text:style-name="T11"><text:s/>sw $2, 4($1) <text:s text:c="4"/></text:span><text:s text:c="8"/></text:p><text:p>[00400010] 3402000a <text:s/><text:span text:style-name="T11">ori $2, $0, 10 </text:span><text:s text:c="9"/><text:span text:style-name="T12"><text:s/>; 111: li $v0 10 </text:span></text:p><text:p>[00400014] 0000000c <text:span text:style-name="T11"><text:s/>syscall <text:s text:c="5"/></text:span><text:s text:c="11"/><text:span text:style-name="T12"><text:s/>; 112: syscall # syscall 10 (exit) </text:span></text:p><text:p><text:span text:style-name="T12"/></text:p></draw:text-box></draw:frame><draw:frame text:anchor-type="paragraph" draw:z-index="5" draw:name="Forme6" draw:style-name="gr6" draw:text-style-name="P27" svg:width="8.855cm" svg:height="1.271cm" svg:x="5.704cm" svg:y="8.045cm"><draw:text-box><text:p>Affecte la valeur de la variable a dans le registre $2</text:p><text:p>Attribut la valeur de $2 dans la variable x</text:p></draw:text-box></draw:frame>0x400004</text:p>
          </table:table-cell>
          <table:table-cell table:style-name="Tableau4.A2" office:value-type="string">
            <text:p text:style-name="P5">Sw $2,x</text:p>
          </table:table-cell>
          <table:table-cell table:style-name="Tableau4.A2" office:value-type="string">
            <text:p text:style-name="P5">0x10000004</text:p>
          </table:table-cell>
          <table:table-cell table:style-name="Tableau4.A2" office:value-type="string">
            <text:p text:style-name="P5">1E</text:p>
          </table:table-cell>
          <table:table-cell table:style-name="Tableau4.A2" office:value-type="string">
            <text:p text:style-name="P5">x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3"/>
          </table:table-cell>
          <table:table-cell table:style-name="Tableau4.H2" office:value-type="string">
            <text:p text:style-name="P1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D"/>
        <table:table-column table:style-name="Tableau2.H"/>
        <table:table-row>
          <table:table-cell table:style-name="Tableau2.A1" office:value-type="string">
            <text:p text:style-name="P4">Adresse instruction et/ou label</text:p>
          </table:table-cell>
          <table:table-cell table:style-name="Tableau2.A1" office:value-type="string">
            <text:p text:style-name="P4">Résultat<text:line-break/> <text:s text:c="155"/>Ligne</text:p>
          </table:table-cell>
          <table:table-cell table:style-name="Tableau2.A1" office:value-type="string">
            <text:p text:style-name="P4">Mémoire</text:p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4">Registre</text:p>
          </table:table-cell>
          <table:table-cell table:style-name="Tableau2.A1" office:value-type="string">
            <text:p text:style-name="P7"/>
          </table:table-cell>
          <table:table-cell table:style-name="Tableau2.H1" office:value-type="string">
            <text:p text:style-name="P4">Référence de saut (label et adresse)</text:p>
          </table:table-cell>
        </table:table-row>
        <table:table-row>
          <table:table-cell table:style-name="Tableau2.A2" table:number-rows-spanned="5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4">adresse</text:p>
          </table:table-cell>
          <table:table-cell table:style-name="Tableau2.A2" office:value-type="string">
            <text:p text:style-name="P4">valeur</text:p>
          </table:table-cell>
          <table:table-cell table:style-name="Tableau2.A2" office:value-type="string">
            <text:p text:style-name="P4">nom</text:p>
          </table:table-cell>
          <table:table-cell table:style-name="Tableau2.A2" office:value-type="string">
            <text:p text:style-name="P4">Numéro</text:p>
          </table:table-cell>
          <table:table-cell table:style-name="Tableau2.A2" office:value-type="string">
            <text:p text:style-name="P4">valeur</text:p>
          </table:table-cell>
          <table:table-cell table:style-name="Tableau2.H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4">Initialisation (.data ou set values)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H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4">a : .word <text:span text:style-name="T1">2</text:span>0</text:p>
          </table:table-cell>
          <table:table-cell table:style-name="Tableau2.A2" office:value-type="string">
            <text:p text:style-name="P11">0x10000000</text:p>
          </table:table-cell>
          <table:table-cell table:style-name="Tableau2.A2" office:value-type="string">
            <text:p text:style-name="P9">14</text:p>
          </table:table-cell>
          <table:table-cell table:style-name="Tableau2.A2" office:value-type="string">
            <text:p text:style-name="P9">a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H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4"><text:span text:style-name="T1">x</text:span> : .<text:span text:style-name="T1">word</text:span> <text:span text:style-name="T1">10</text:span></text:p>
          </table:table-cell>
          <table:table-cell table:style-name="Tableau2.A2" office:value-type="string">
            <text:p text:style-name="P11">0x10000004</text:p>
          </table:table-cell>
          <table:table-cell table:style-name="Tableau2.A2" office:value-type="string">
            <text:p text:style-name="P9">A</text:p>
          </table:table-cell>
          <table:table-cell table:style-name="Tableau2.A2" office:value-type="string">
            <text:p text:style-name="P9">x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H2" office:value-type="string">
            <text:p text:style-name="P7"/>
          </table:table-cell>
        </table:table-row>
        <table:table-row>
          <table:covered-table-cell/>
          <table:table-cell table:style-name="Tableau2.A2" office:value-type="string">
            <text:p text:style-name="P8">c : .space 4</text:p>
          </table:table-cell>
          <table:table-cell table:style-name="Tableau2.A2" office:value-type="string">
            <text:p text:style-name="P11">0x10000008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9">c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H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4">Code (.text)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H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9">0x400004</text:p>
          </table:table-cell>
          <table:table-cell table:style-name="Tableau2.A2" office:value-type="string">
            <text:p text:style-name="P4">lw $2,a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9">$2</text:p>
          </table:table-cell>
          <table:table-cell table:style-name="Tableau2.A2" office:value-type="string">
            <text:p text:style-name="P9">14</text:p>
          </table:table-cell>
          <table:table-cell table:style-name="Tableau2.H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9">0x40000c</text:p>
          </table:table-cell>
          <table:table-cell table:style-name="Tableau2.A2" office:value-type="string">
            <text:p text:style-name="P4"><text:span text:style-name="T1">l</text:span>w $<text:span text:style-name="T1">3</text:span>,x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9">$3</text:p>
          </table:table-cell>
          <table:table-cell table:style-name="Tableau2.A2" office:value-type="string">
            <text:p text:style-name="P9">A</text:p>
          </table:table-cell>
          <table:table-cell table:style-name="Tableau2.H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9">0x400010</text:p>
          </table:table-cell>
          <table:table-cell table:style-name="Tableau2.A2" office:value-type="string">
            <text:p text:style-name="P8">Sub $4,$2,$3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1">$4</text:p>
          </table:table-cell>
          <table:table-cell table:style-name="Tableau2.A2" office:value-type="string">
            <text:p text:style-name="P11">A</text:p>
          </table:table-cell>
          <table:table-cell table:style-name="Tableau2.H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9">0x400018</text:p>
          </table:table-cell>
          <table:table-cell table:style-name="Tableau2.A2" office:value-type="string">
            <text:p text:style-name="P8">Sw $4,c</text:p>
          </table:table-cell>
          <table:table-cell table:style-name="Tableau2.A2" office:value-type="string">
            <text:p text:style-name="P11">0x10000008</text:p>
          </table:table-cell>
          <table:table-cell table:style-name="Tableau2.A2" office:value-type="string">
            <text:p text:style-name="P9">A</text:p>
          </table:table-cell>
          <table:table-cell table:style-name="Tableau2.A2" office:value-type="string">
            <text:p text:style-name="P9">c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7"/>
          </table:table-cell>
          <table:table-cell table:style-name="Tableau2.H2" office:value-type="string">
            <text:p text:style-name="P7"/>
          </table:table-cell>
        </table:table-row>
      </table:table>
      <text:p text:style-name="P1"><draw:frame text:anchor-type="paragraph" draw:z-index="0" draw:name="Forme1" draw:style-name="gr1" draw:text-style-name="P23" svg:width="15.276cm" svg:height="5.169cm" svg:x="3.725cm" svg:y="0.734cm"><draw:text-box><text:p text:style-name="P21"><text:span text:style-name="T6">User Text Segment [00400000]..[00440000]</text:span></text:p><text:p text:style-name="P22"><text:span text:style-name="T7">[00400000] 3c011000  </text:span><text:span text:style-name="T8">lui $1, 4096</text:span><text:span text:style-name="T9">             </text:span><text:span text:style-name="T10">; 108: lw $2,a </text:span><text:span text:style-name="T7"><text:line-break/></text:span><text:span text:style-name="T7">[00400004] 8c220000  </text:span><text:span text:style-name="T8">lw $2, 0($1) </text:span><text:span text:style-name="T9">            </text:span><text:span text:style-name="T7"><text:line-break/></text:span><text:span text:style-name="T7">[00400008] 3c011000  </text:span><text:span text:style-name="T8">lui $1, 4096</text:span><text:span text:style-name="T9">             </text:span><text:span text:style-name="T10">; 109: lw $3,x </text:span><text:span text:style-name="T7"><text:line-break/></text:span><text:span text:style-name="T7">[0040000c] 8c230004  </text:span><text:span text:style-name="T8">lw $3, 4($1) </text:span><text:span text:style-name="T9">            </text:span><text:span text:style-name="T7"><text:line-break/></text:span><text:span text:style-name="T7">[00400010] 00432022  </text:span><text:span text:style-name="T8">sub $4, $2, $3</text:span><text:span text:style-name="T9">           </text:span><text:span text:style-name="T10">; 110: sub $4,$2,$3 </text:span><text:span text:style-name="T7"><text:line-break/></text:span><text:span text:style-name="T7">[00400014] 3c011000  </text:span><text:span text:style-name="T8">lui $1, 4096</text:span><text:span text:style-name="T9">             </text:span><text:span text:style-name="T10">; 111: sw $4,c </text:span><text:span text:style-name="T7"><text:line-break/></text:span><text:span text:style-name="T7">[00400018] ac240008  </text:span><text:span text:style-name="T8">sw $4, 8($1) </text:span><text:span text:style-name="T9">            </text:span><text:span text:style-name="T7"><text:line-break/></text:span><text:span text:style-name="T7">[0040001c] 3402000a  </text:span><text:span text:style-name="T8">ori $2, $0, 10</text:span><text:span text:style-name="T9">           </text:span><text:span text:style-name="T10">; 114: li $v0 10 </text:span><text:span text:style-name="T7"><text:line-break/></text:span><text:span text:style-name="T7">[00400020] 0000000c  </text:span><text:span text:style-name="T8">syscall</text:span><text:span text:style-name="T9">                  </text:span><text:span text:style-name="T10">; 115: syscall # syscall 10 (exit) </text:span></text:p></draw:text-box></draw:frame><draw:frame text:anchor-type="paragraph" draw:z-index="1" draw:name="Forme3" draw:style-name="gr2" draw:text-style-name="P26" svg:width="4.763cm" svg:height="6.331cm" svg:x="-1.395cm" svg:y="1.258cm"><draw:text-box><text:p text:style-name="P24"><text:span text:style-name="T6">.data 0x10000000</text:span></text:p><text:p text:style-name="P24"><text:span text:style-name="T6">a : .word 20</text:span></text:p><text:p text:style-name="P24"><text:span text:style-name="T6">x : .word 10</text:span></text:p><text:p text:style-name="P24"><text:span text:style-name="T6">c : .space 4</text:span></text:p><text:p text:style-name="P25"><text:span text:style-name="T6"/></text:p><text:p text:style-name="P24"><text:span text:style-name="T6"><text:tab/></text:span><text:span text:style-name="T6">.text</text:span></text:p><text:p text:style-name="P24"><text:span text:style-name="T6"><text:tab/></text:span><text:span text:style-name="T6">.globl __start</text:span></text:p><text:p text:style-name="P24"><text:span text:style-name="T6"><text:tab/></text:span></text:p><text:p text:style-name="P24"><text:span text:style-name="T6">__start:</text:span></text:p><text:p text:style-name="P24"><text:span text:style-name="T6"><text:tab/></text:span><text:span text:style-name="T6">lw $2,a</text:span></text:p><text:p text:style-name="P24"><text:span text:style-name="T6"><text:tab/></text:span><text:span text:style-name="T6">lw $3,x</text:span></text:p><text:p text:style-name="P24"><text:span text:style-name="T6"><text:tab/></text:span><text:span text:style-name="T6">sub $4,$2,$3</text:span></text:p><text:p text:style-name="P24"><text:span text:style-name="T6"><text:tab/></text:span><text:span text:style-name="T6">sw $4,c</text:span></text:p></draw:text-box></draw:frame><draw:frame text:anchor-type="paragraph" draw:z-index="2" draw:name="Forme2" draw:style-name="gr3" draw:text-style-name="P27" svg:width="7.374cm" svg:height="3.897cm" svg:x="3.685cm" svg:y="6.302cm"><draw:text-box><text:p>Affecte la valeur de la variable a dans le registre $2</text:p><text:p>Affecte la valeur de la variable x dans le registre $3</text:p><text:p>Soustrait les valeurs des registre $2 et $3 dans le registre $4</text:p><text:p>Attribut la valeur de $4 dans la variable c</text:p><text:p/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6">Adresse instruction et/ou label</text:p>
          </table:table-cell>
          <table:table-cell table:style-name="Tableau1.A1" office:value-type="string">
            <text:p text:style-name="P6">Résultat<text:line-break/> <text:s text:c="155"/>Ligne</text:p>
          </table:table-cell>
          <table:table-cell table:style-name="Tableau1.A1" office:value-type="string">
            <text:p text:style-name="P6">Mémoire</text:p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6">Registre</text:p>
          </table:table-cell>
          <table:table-cell table:style-name="Tableau1.A1" office:value-type="string">
            <text:p text:style-name="P14"/>
          </table:table-cell>
          <table:table-cell table:style-name="Tableau1.H1" office:value-type="string">
            <text:p text:style-name="P6">Référence de saut (label et adresse)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">adresse</text:p>
          </table:table-cell>
          <table:table-cell table:style-name="Tableau1.A2" office:value-type="string">
            <text:p text:style-name="P6">valeur</text:p>
          </table:table-cell>
          <table:table-cell table:style-name="Tableau1.A2" office:value-type="string">
            <text:p text:style-name="P6">nom</text:p>
          </table:table-cell>
          <table:table-cell table:style-name="Tableau1.A2" office:value-type="string">
            <text:p text:style-name="P6">Numéro</text:p>
          </table:table-cell>
          <table:table-cell table:style-name="Tableau1.A2" office:value-type="string">
            <text:p text:style-name="P6">valeur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">Initialisation (.data ou set values)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5">stock<text:span text:style-name="T3">(</text:span>0<text:span text:style-name="T3">)</text:span> : word 12</text:p>
          </table:table-cell>
          <table:table-cell table:style-name="Tableau1.A2" office:value-type="string">
            <text:p text:style-name="P12">0x10000000</text:p>
          </table:table-cell>
          <table:table-cell table:style-name="Tableau1.A2" office:value-type="string">
            <text:p text:style-name="P16">C</text:p>
          </table:table-cell>
          <table:table-cell table:style-name="Tableau1.A2" office:value-type="string">
            <text:p text:style-name="P16">stock(0)</text:p>
          </table:table-cell>
          <table:table-cell table:style-name="Tableau1.A2" office:value-type="string">
            <text:p text:style-name="P15">$8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5">stock<text:span text:style-name="T3">(4)</text:span> : word 12</text:p>
          </table:table-cell>
          <table:table-cell table:style-name="Tableau1.A2" office:value-type="string">
            <text:p text:style-name="P12">0x10000004</text:p>
          </table:table-cell>
          <table:table-cell table:style-name="Tableau1.A2" office:value-type="string">
            <text:p text:style-name="P16">C</text:p>
          </table:table-cell>
          <table:table-cell table:style-name="Tableau1.A2" office:value-type="string">
            <text:p text:style-name="P16">stock(1)</text:p>
          </table:table-cell>
          <table:table-cell table:style-name="Tableau1.A2" office:value-type="string">
            <text:p text:style-name="P15">$8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5">stock<text:span text:style-name="T3">(8)</text:span> : word 2</text:p>
          </table:table-cell>
          <table:table-cell table:style-name="Tableau1.A2" office:value-type="string">
            <text:p text:style-name="P12">0x10000008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6">stock(2)</text:p>
          </table:table-cell>
          <table:table-cell table:style-name="Tableau1.A2" office:value-type="string">
            <text:p text:style-name="P15">$8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5">stock<text:span text:style-name="T3">(A)</text:span> : word 4</text:p>
          </table:table-cell>
          <table:table-cell table:style-name="Tableau1.A2" office:value-type="string">
            <text:p text:style-name="P15">0x1000000A</text:p>
          </table:table-cell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6">stock(3)</text:p>
          </table:table-cell>
          <table:table-cell table:style-name="Tableau1.A2" office:value-type="string">
            <text:p text:style-name="P15">$8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5">stock<text:span text:style-name="T3">(10)</text:span> : word 7</text:p>
          </table:table-cell>
          <table:table-cell table:style-name="Tableau1.A2" office:value-type="string">
            <text:p text:style-name="P15">0x10000010</text:p>
          </table:table-cell>
          <table:table-cell table:style-name="Tableau1.A2" office:value-type="string">
            <text:p text:style-name="P16">7</text:p>
          </table:table-cell>
          <table:table-cell table:style-name="Tableau1.A2" office:value-type="string">
            <text:p text:style-name="P16">stock(4)</text:p>
          </table:table-cell>
          <table:table-cell table:style-name="Tableau1.A2" office:value-type="string">
            <text:p text:style-name="P15">$8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6">Code (.text)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0">0x40000<text:span text:style-name="T3">0</text:span></text:p>
          </table:table-cell>
          <table:table-cell table:style-name="Tableau1.A2" office:value-type="string">
            <text:p text:style-name="P6">l<text:span text:style-name="T2">i</text:span> $<text:span text:style-name="T2">19</text:span>,<text:span text:style-name="T2">0</text:span>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0">$<text:span text:style-name="T2">19</text:span></text:p>
          </table:table-cell>
          <table:table-cell table:style-name="Tableau1.A2" office:value-type="string">
            <text:p text:style-name="P15">0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0">0x40000<text:span text:style-name="T3">4</text:span></text:p>
          </table:table-cell>
          <table:table-cell table:style-name="Tableau1.A2" office:value-type="string">
            <text:p text:style-name="P6"><text:span text:style-name="T3">l</text:span>w <text:span text:style-name="T3">$8,stock($19)</text:span>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0">$<text:span text:style-name="T3">8</text:span></text:p>
          </table:table-cell>
          <table:table-cell table:style-name="Tableau1.A2" office:value-type="string">
            <text:p text:style-name="P16">C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0x400010</text:p>
          </table:table-cell>
          <table:table-cell table:style-name="Tableau1.A2" office:value-type="string">
            <text:p text:style-name="P16">bne $8,12,Exi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H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0x400018</text:p>
          </table:table-cell>
          <table:table-cell table:style-name="Tableau1.A2" office:value-type="string">
            <text:p text:style-name="P16"><text:span text:style-name="T4">a</text:span>ddi $19,$19,4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>$19</text:p>
          </table:table-cell>
          <table:table-cell table:style-name="Tableau1.A2" office:value-type="string">
            <text:p text:style-name="P18">4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8">0x40001C</text:p>
          </table:table-cell>
          <table:table-cell table:style-name="Tableau1.A2" office:value-type="string">
            <text:p text:style-name="P18">j Loop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8">Loop 0x40001C</text:p>
          </table:table-cell>
        </table:table-row>
        <table:table-row>
          <table:table-cell table:style-name="Tableau1.A2" office:value-type="string">
            <text:p text:style-name="P18">0x400004</text:p>
          </table:table-cell>
          <table:table-cell table:style-name="Tableau1.A2" office:value-type="string">
            <text:p text:style-name="P6"><text:span text:style-name="T3">l</text:span>w <text:span text:style-name="T3">$8,stock($19)</text:span>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>$8</text:p>
          </table:table-cell>
          <table:table-cell table:style-name="Tableau1.A2" office:value-type="string">
            <text:p text:style-name="P18">C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7">0x400010</text:p>
          </table:table-cell>
          <table:table-cell table:style-name="Tableau1.A2" office:value-type="string">
            <text:p text:style-name="P17">bne $8,12,Exit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0x400018</text:p>
          </table:table-cell>
          <table:table-cell table:style-name="Tableau1.A2" office:value-type="string">
            <text:p text:style-name="P16"><text:span text:style-name="T4">a</text:span>ddi $19,$19,4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>$19</text:p>
          </table:table-cell>
          <table:table-cell table:style-name="Tableau1.A2" office:value-type="string">
            <text:p text:style-name="P18">8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8">0x40001C</text:p>
          </table:table-cell>
          <table:table-cell table:style-name="Tableau1.A2" office:value-type="string">
            <text:p text:style-name="P18">j Loop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H2" office:value-type="string">
            <text:p text:style-name="P18">Loop 0x40001C</text:p>
          </table:table-cell>
        </table:table-row>
        <table:table-row>
          <table:table-cell table:style-name="Tableau1.A2" office:value-type="string">
            <text:p text:style-name="P18">0x400004</text:p>
          </table:table-cell>
          <table:table-cell table:style-name="Tableau1.A2" office:value-type="string">
            <text:p text:style-name="P6"><text:span text:style-name="T3">l</text:span>w <text:span text:style-name="T3">$8,stock($19)</text:span>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>$8</text:p>
          </table:table-cell>
          <table:table-cell table:style-name="Tableau1.A2" office:value-type="string">
            <text:p text:style-name="P18">2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7">0x400010</text:p>
          </table:table-cell>
          <table:table-cell table:style-name="Tableau1.A2" office:value-type="string">
            <text:p text:style-name="P17">bne $8,12,Exit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H2" office:value-type="string">
            <text:p text:style-name="P20"><text:span text:style-name="T5">Exit <text:s/></text:span>0x400014</text:p>
          </table:table-cell>
        </table:table-row>
      </table:table>
      <text:p text:style-name="P2"><draw:frame text:anchor-type="paragraph" draw:z-index="6" draw:name="Forme7" draw:style-name="gr7" draw:text-style-name="P27" svg:width="9.455cm" svg:height="6.331cm" svg:x="0.443cm" svg:y="1.207cm"><draw:text-box><text:p>.data 0x10000000</text:p><text:p>stock: <text:tab/>.word 12,12,2,4,7</text:p><text:p/><text:p><text:tab/><text:tab/>.text</text:p><text:p>.globl __start</text:p><text:p/><text:p>__start:</text:p><text:p><text:tab/><text:tab/>li $19,0</text:p><text:p>Loop: <text:tab/>lw $8,stock($19) #$8&lt;---Memoire[stock+$19]</text:p><text:p><text:tab/><text:tab/>bne $8,12,Exit</text:p><text:p><text:tab/><text:tab/>addi $19,$19,4</text:p><text:p><text:tab/><text:tab/>j Loop</text:p><text:p>Exit:</text:p></draw:text-box></draw:frame></text:p>
      <text:p text:style-name="P3"><draw:frame text:anchor-type="paragraph" draw:z-index="7" draw:name="Forme8" draw:style-name="gr8" draw:text-style-name="P29" svg:width="12.771cm" svg:height="5.645cm" svg:x="4.209cm" svg:y="-0.175cm"><draw:text-box><text:p text:style-name="P28"><text:span text:style-name="T11">User Text Segment [00400000]..[00440000]</text:span></text:p><text:p>[00400000] 34130000 <text:s/><text:span text:style-name="T11">ori $19, $0, 0</text:span> <text:s text:c="9"/><text:span text:style-name="T12"><text:s/>; 105: li $19,0 </text:span></text:p><text:p>[00400004] 3c011000 <text:s/><text:span text:style-name="T11">lui $1, 4096 <text:s/></text:span><text:s text:c="10"/><text:span text:style-name="T12"><text:s/>; 106: lw $8,stock($19) #$8</text:span></text:p><text:p>[00400008] 00330821 <text:span text:style-name="T11"><text:s/>addu $1, $1, $19 </text:span><text:s text:c="8"/></text:p><text:p>[0040000c] 8c280000 <text:span text:style-name="T11"><text:s/>lw $8, 0($1) </text:span><text:s text:c="12"/></text:p><text:p>[00400010] 3401000c <text:s/><text:span text:style-name="T11">ori $1, $0, 12 <text:s/></text:span><text:s text:c="6"/><text:span text:style-name="T12"><text:s text:c="3"/>; 107: bne $8,12,Exit </text:span></text:p><text:p>[00400014] 14280003 <text:s/><text:span text:style-name="T11">bne $1, $8, 12 [Exit-0x00400014] </text:span></text:p><text:p>[00400018] 22730004 <text:span text:style-name="T11"><text:s/>addi $19, $19, 4 <text:s/></text:span><text:s text:c="6"/><text:span text:style-name="T12"><text:s/>; 108: addi $19,$19,4 </text:span></text:p><text:p>[0040001c] 08100001 <text:span text:style-name="T11"><text:s/>j 0x00400004 [Loop] </text:span><text:s text:c="4"/><text:span text:style-name="T12"><text:s/>; 109: j Loop </text:span></text:p><text:p>[00400020] 3402000a <text:span text:style-name="T11"><text:s/>ori $2, $0, 10 <text:s/></text:span><text:s text:c="7"/><text:span text:style-name="T12"><text:s text:c="2"/>; 112: li $v0 10 </text:span></text:p><text:p>[00400024] 0000000c <text:span text:style-name="T11"><text:s/>syscall <text:s text:c="5"/></text:span><text:s text:c="9"/><text:span text:style-name="T12"><text:s text:c="3"/>; 113: syscall # syscall 10 (exit) </text:span></text:p></draw:text-box></draw:frame><draw:frame text:anchor-type="paragraph" draw:z-index="8" draw:name="Forme9" draw:style-name="gr9" draw:text-style-name="P27" svg:width="7.48cm" svg:height="10.125cm" svg:x="-0.372cm" svg:y="6.07cm"><draw:text-box><text:p>Initialise 0 dans le registre $19</text:p><text:p>Affecte la valeur du stock($19) dans le registre $8</text:p><text:p>Teste l’égalité de 12 et de la valeur dans $8, s’ils sont différent fait un saut dans Exit</text:p><text:p>Ajoute 4 à la valeur dans $19 et la remet dans $19</text:p><text:p>Saut dans Loop</text:p><text:p>Affecte la valeur du stock($19) dans le registre $8</text:p><text:p>Teste l’égalité de 12 et de la valeur dans $8, s’ils sont différent fait un saut dans Exit</text:p><text:p>Ajoute 4 à la valeur dans $19 et la remet dans $19</text:p><text:p>Saut dans Loop</text:p><text:p>Affecte la valeur du stock($19) dans le registre $8</text:p><text:p>Teste l’égalité de 12 et de la valeur dans $8, s’ils sont différent fait un saut dans Exit</text:p><text:p>Saut dans Exit</text:p></draw:text-box></draw:frame><draw:frame text:anchor-type="paragraph" draw:z-index="9" draw:name="Forme10" draw:style-name="gr10" draw:text-style-name="P27" svg:width="6.315cm" svg:height="5.187cm" svg:x="8.765cm" svg:y="6.89cm"><draw:text-box><text:p>Stock : tableau de 5 entiers</text:p><text:p>Entier : i</text:p><text:p/><text:p>Début </text:p><text:p><text:tab/><text:span text:style-name="T13">Stock ← [12,12,2,4,7]</text:span></text:p><text:p><text:tab/>i ← <text:span text:style-name="T13">0 </text:span></text:p><text:p><text:tab/>Tant que (stock[i]!=12) faire</text:p><text:p><text:tab/><text:tab/><text:tab/>i ← i + 1</text:p><text:p><text:tab/>FinTantQue</text:p><text:p>Fi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Courier1" svg:font-family="Courier, 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style:writing-mode="pag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9:24:49.854000000</meta:creation-date>
    <dc:date>2018-09-27T12:28:21.125000000</dc:date>
    <meta:editing-duration>PT7M20S</meta:editing-duration>
    <meta:editing-cycles>2</meta:editing-cycles>
    <meta:generator>LibreOffice/5.4.5.1$Windows_X86_64 LibreOffice_project/79c9829dd5d8054ec39a82dc51cd9eff340dbee8</meta:generator>
    <meta:document-statistic meta:table-count="3" meta:image-count="0" meta:object-count="0" meta:page-count="4" meta:paragraph-count="143" meta:word-count="234" meta:character-count="1719" meta:non-whitespace-character-count="1157"/>
  </office:meta>
</office:document-meta>
</file>